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74cm" fo:border-left="none" fo:border-right="none" fo:border-top="none" fo:border-bottom="0.002cm solid #000000" style:join-border="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g 1 (23.05.2019):</text:p>
      <text:p text:style-name="Standard">Idag har vi ganske dårlig oppmøte. Bare Kamil og Ole dukket opp. Fikk ingen kontakt med de andre medlemene på gruppen denne dagen. Til tross for tidligere kontakt.</text:p>
      <text:p text:style-name="Standard">Dag 2 (24.05.2019):</text:p>
      <text:p text:style-name="Standard">Idag møtte Kamil og Daniel opp. Ingen kontakt med Ole, og Andreas hadde ikke mulighet til å komme, pga jobb.</text:p>
      <text:p text:style-name="Standard"/>
      <text:p text:style-name="Standard"/>
      <text:p text:style-name="Standard">Målgruppen vår er mennesker som jobber i små til medium grupper. Web-appen vår gjør det enkelt for alle i gruppen å holde styr på hvem jobber med hva til en hver tid. Hvilke ting trengs å bli gjort, hva blir jobbet med og hva som er ferdig. På denne måten unngår gruppemedlemmer å gjøre samme jobben to ganger eller lure på hva de burde gjøre. Det spesielle med programmet vårt er at vi har en mulighet for alle gruppemedlemmer å komme med ideer, men disse må ses gjennom og godkjennes av en gruppeleder før de kan flyttes til «to do» eller andre kolonner.</text:p>
      <text:p text:style-name="Standard"/>
      <text:p text:style-name="Standard">Vi har planer om å lage fem kolonner «Ideas», «Backlog», «To do», «In progress», «Completed» i den rekkefølgen. Inni hver kolonne skal vi ha postit lapper med tittel. Ved å trykke på «postitnotes» får du opp et vindu med mer informasjon (hvem jobber med dette, hvem har opprettet den,) og filene som blir jobbet med.(resten av nettsiden får en går tint) Postitlapper kan selvfølgelig flyttes fra kolonne til kolonne uten at innholdet forandress.</text:p>
      <text:p text:style-name="Standard">På toppen av tabellen har vi en søke bar som søker i postitlapper titler for å finne det en søker etter. Postitlapper som ikke er resultatet forsvinner og det eneste som er igjen er resultatet på søket i tilsvarende kolonne. </text:p>
      <text:p text:style-name="Standard"/>
      <text:p text:style-name="Standard">Vi plannlegger å ha en chat nederst til høyre (alla facebook) så har man muligheten til å kontakte og holde sammerbeidet med gruppen. Chatten blir en gruppechatt som er egen for hver gruppe.</text:p>
      <text:p text:style-name="Standard"/>
      <text:p text:style-name="Standard">Kritt tavle blir bakgrunnen for tabellen vår da har vi en ganske mørk og uforstyrrede bakgrunn hvor postitnotes og andre detaljer blir godt synlige.</text:p>
      <text:p text:style-name="Standard"/>
      <text:p text:style-name="P1">Viktighetsgrad: segregere etter viktighetsgrad fra 1-10 viktigst til minst viktig. Alle postit lapper har et tall tilskrevet til dem som viser hvor viktig de er. Viktigste kommer høyest opp. </text:p>
      <text:p text:style-name="Standard">Tidsfrist segregering, ting med kortest frist kommer høyest opp og ting som har lengere frist blir nedprioritert og kommer lengere ned på tavlen.</text:p>
      <text:p text:style-name="Standard"/>
      <text:p text:style-name="Standard">Gir påminnelser og viser status av prosjektet </text:p>
      <text:p text:style-name="Standard">progress bar</text:p>
      <text:p text:style-name="Standard"/>
      <text:p text:style-name="Standard">En prefferanse for ting hver bruker kan gjøre så de kan få påminnelse om at det ble lagt til en oppgave som passer dem.</text:p>
      <text:p text:style-name="Standard">Mulighet for å pinge en postitnote(oppgave) som ikke er tatt for enten de som har prefferansen for denne type oppgaver eller alle.</text:p>
      <text:p text:style-name="Standard"/>
      <text:p text:style-name="Standard">Stats over hvem har gjort hvormye, achivements (progressbar, hvor hver person har sin del av progress baren ut i fra hvor mye de har gjo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2:02:51.59</meta:creation-date>
    <dc:date>2019-05-24T10:33:55.69</dc:date>
    <meta:editing-duration>PT2H21M54S</meta:editing-duration>
    <meta:editing-cycles>14</meta:editing-cycles>
    <meta:generator>OpenOffice/4.1.6$Win32 OpenOffice.org_project/416m1$Build-9790</meta:generator>
    <meta:document-statistic meta:table-count="0" meta:image-count="0" meta:object-count="0" meta:page-count="1" meta:paragraph-count="16" meta:word-count="459" meta:character-count="2655"/>
  </office:meta>
</office:document-meta>
</file>